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 Semibold" svg:font-family="'Source Code Pro Semibold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dddddd" draw:textarea-horizontal-align="justify" draw:textarea-vertical-align="middle" draw:auto-grow-height="false" fo:min-height="2.35cm" fo:min-width="2.7cm"/>
    </style:style>
    <style:style style:name="gr2" style:family="graphic" style:parent-style-name="standard">
      <style:graphic-properties draw:fill="solid" draw:fill-color="#ffff00" draw:textarea-horizontal-align="justify" draw:textarea-vertical-align="middle" draw:auto-grow-height="false" fo:min-height="0.892cm" fo:min-width="2.842cm"/>
    </style:style>
    <style:style style:name="gr3" style:family="graphic" style:parent-style-name="standard">
      <style:graphic-properties draw:fill="solid" draw:fill-color="#99ccff" draw:textarea-horizontal-align="justify" draw:textarea-vertical-align="middle" draw:auto-grow-height="false" fo:min-height="0.664cm" fo:min-width="2.014cm"/>
    </style:style>
    <style:style style:name="gr4" style:family="graphic" style:parent-style-name="objectwithoutfill">
      <style:graphic-properties svg:stroke-width="0.2cm" svg:stroke-color="#999999" draw:marker-start-width="0.8cm" draw:marker-end-width="0.8cm" draw:fill="none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draw:fill="solid" draw:fill-color="#00ccff" draw:textarea-horizontal-align="justify" draw:textarea-vertical-align="middle" draw:auto-grow-height="false" fo:min-height="0.892cm" fo:min-width="2.842cm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0.55cm" fo:min-width="2.7cm"/>
    </style:style>
    <style:style style:name="gr7" style:family="graphic" style:parent-style-name="standard">
      <style:graphic-properties draw:fill="solid" draw:fill-color="#ff9900" draw:textarea-horizontal-align="justify" draw:textarea-vertical-align="middle" draw:auto-grow-height="false" fo:min-height="0.892cm" fo:min-width="2.84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36cm"/>
    </style:style>
    <style:style style:name="gr9" style:family="graphic" style:parent-style-name="standard">
      <style:graphic-properties draw:textarea-horizontal-align="justify" draw:textarea-vertical-align="middle" draw:auto-grow-height="false" fo:min-height="0.55cm" fo:min-width="3.35cm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0.553cm" fo:min-width="8.671cm"/>
    </style:style>
    <style:style style:name="P1" style:family="paragraph">
      <loext:graphic-properties draw:fill="solid" draw:fill-color="#ddddd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00"/>
      <style:paragraph-properties fo:text-align="center"/>
      <style:text-properties fo:font-weight="bold"/>
    </style:style>
    <style:style style:name="P4" style:family="paragraph">
      <loext:graphic-properties draw:fill="solid" draw:fill-color="#99ccff"/>
      <style:paragraph-properties fo:text-align="center"/>
      <style:text-properties fo:font-size="14pt" fo:font-weight="bold" style:font-size-asian="14pt" style:font-size-complex="1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00ccff"/>
      <style:paragraph-properties fo:text-align="center"/>
      <style:text-properties fo:font-weight="bold"/>
    </style:style>
    <style:style style:name="P7" style:family="paragraph">
      <loext:graphic-properties draw:fill="solid" draw:fill-color="#ffffff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="solid" draw:fill-color="#ff9900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solid" draw:fill-color="#99ccff"/>
      <style:paragraph-properties fo:text-align="center"/>
      <style:text-properties fo:font-size="14pt" style:font-size-asian="14pt" style:font-size-complex="14pt"/>
    </style:style>
    <style:style style:name="T1" style:family="text">
      <style:text-properties style:font-name="Source Code Pro Semibold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3.2cm" svg:height="2.6cm" svg:x="3.15cm" svg:y="4.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3.7cm" svg:height="1.5cm" svg:x="2.9cm" svg:y="3.1cm">
              <text:p text:style-name="P2">Working</text:p>
              <text:p text:style-name="P2">directory</text:p>
              <draw:enhanced-geometry svg:viewBox="0 0 21600 21600" draw:path-stretchpoint-x="10800" draw:path-stretchpoint-y="10800" draw:text-areas="?f3 ?f4 ?f5 ?f6" draw:type="round-rectangle" draw:modifiers="8806.9287141905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4" draw:layer="layout" svg:width="2.8cm" svg:height="1.2cm" svg:x="3.35cm" svg:y="5.4cm">
              <text:p text:style-name="P2"><text:span text:style-name="T1">file.txt</text:span></text:p>
              <draw:enhanced-geometry svg:viewBox="0 0 21600 21600" draw:path-stretchpoint-x="10800" draw:path-stretchpoint-y="10800" draw:text-areas="?f3 ?f4 ?f5 ?f6" draw:type="round-rectangle" draw:modifiers="8806.9287141905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line draw:style-name="gr4" draw:text-style-name="P5" draw:layer="layout" svg:x1="4.7cm" svg:y1="6.8cm" svg:x2="4.8cm" svg:y2="13.8cm">
            <text:p/>
          </draw:line>
        </draw:g>
        <draw:g>
          <draw:g>
            <draw:custom-shape draw:style-name="gr1" draw:text-style-name="P1" draw:layer="layout" svg:width="3.2cm" svg:height="2.6cm" svg:x="8.452cm" svg:y="4.2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6" draw:layer="layout" svg:width="3.7cm" svg:height="1.5cm" svg:x="8.202cm" svg:y="3.1cm">
              <text:p text:style-name="P2">Index</text:p>
              <draw:enhanced-geometry svg:viewBox="0 0 21600 21600" draw:path-stretchpoint-x="10800" draw:path-stretchpoint-y="10800" draw:text-areas="?f3 ?f4 ?f5 ?f6" draw:type="round-rectangle" draw:modifiers="8806.9287141905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4" draw:layer="layout" svg:width="2.8cm" svg:height="1.2cm" svg:x="8.652cm" svg:y="5.4cm">
              <text:p text:style-name="P2"><text:span text:style-name="T1">file.txt</text:span></text:p>
              <draw:enhanced-geometry svg:viewBox="0 0 21600 21600" draw:path-stretchpoint-x="10800" draw:path-stretchpoint-y="10800" draw:text-areas="?f3 ?f4 ?f5 ?f6" draw:type="round-rectangle" draw:modifiers="8806.9287141905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line draw:style-name="gr4" draw:text-style-name="P5" draw:layer="layout" svg:x1="10.002cm" svg:y1="6.8cm" svg:x2="10.102cm" svg:y2="13.8cm">
            <text:p/>
          </draw:line>
        </draw:g>
        <draw:g>
          <draw:g>
            <draw:custom-shape draw:style-name="gr1" draw:text-style-name="P1" draw:layer="layout" svg:width="3.2cm" svg:height="2.6cm" svg:x="13.75cm" svg:y="4.2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7" draw:layer="layout" svg:width="3.2cm" svg:height="0.8cm" svg:x="13.75cm" svg:y="4.4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8" draw:layer="layout" svg:width="3.7cm" svg:height="1.5cm" svg:x="13.5cm" svg:y="3.1cm">
              <text:p text:style-name="P2">HEAD</text:p>
              <draw:enhanced-geometry svg:viewBox="0 0 21600 21600" draw:path-stretchpoint-x="10800" draw:path-stretchpoint-y="10800" draw:text-areas="?f3 ?f4 ?f5 ?f6" draw:type="round-rectangle" draw:modifiers="8806.9287141905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8" draw:text-style-name="P9" draw:layer="layout" svg:width="2.136cm" svg:height="0.725cm" svg:x="14.282cm" svg:y="4.575cm">
              <draw:text-box>
                <text:p text:style-name="P2"><text:span text:style-name="T2">3c67455</text:span></text:p>
              </draw:text-box>
            </draw:frame>
            <draw:custom-shape draw:style-name="gr3" draw:text-style-name="P10" draw:layer="layout" svg:width="2.8cm" svg:height="1.2cm" svg:x="13.95cm" svg:y="5.4cm">
              <text:p text:style-name="P2"><text:span text:style-name="T1">file.txt</text:span></text:p>
              <draw:enhanced-geometry svg:viewBox="0 0 21600 21600" draw:path-stretchpoint-x="10800" draw:path-stretchpoint-y="10800" draw:text-areas="?f3 ?f4 ?f5 ?f6" draw:type="round-rectangle" draw:modifiers="8806.9287141905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line draw:style-name="gr4" draw:text-style-name="P5" draw:layer="layout" svg:x1="15.3cm" svg:y1="6.8cm" svg:x2="15.4cm" svg:y2="13.8cm">
            <text:p/>
          </draw:line>
        </draw:g>
        <draw:custom-shape draw:style-name="gr9" draw:text-style-name="P2" draw:layer="layout" svg:width="4.4cm" svg:height="1.6cm" svg:x="10.5cm" svg:y="8.4cm">
          <text:p text:style-name="P2">commit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2" draw:layer="layout" svg:width="0.1cm" svg:height="0.001cm" svg:x="7.1cm" svg:y="1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2" draw:layer="layout" svg:width="9.8cm" svg:height="1.6cm" svg:x="5.1cm" svg:y="10.5cm">
          <text:p text:style-name="P2">checkout</text:p>
          <draw:enhanced-geometry svg:viewBox="0 0 21600 21600" draw:mirror-horizontal="true" draw:text-areas="0 ?f0 ?f5 ?f2" draw:type="right-arrow" draw:modifiers="18834.1597796143 5383.135540287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2" draw:layer="layout" svg:width="4.4cm" svg:height="1.6cm" svg:x="5.3cm" svg:y="7cm">
          <text:p text:style-name="P2">add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2" draw:layer="layout" svg:width="4.4cm" svg:height="1.6cm" svg:x="10.5cm" svg:y="11.7cm">
          <text:p text:style-name="P2">checkout</text:p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 Semibold" svg:font-family="'Source Code Pro Semibold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eil Smith</meta:initial-creator>
    <meta:creation-date>2018-07-21T12:50:16.138774437</meta:creation-date>
    <dc:date>2018-07-21T13:26:41.194487477</dc:date>
    <dc:creator>Neil Smith</dc:creator>
    <meta:editing-duration>PT7M8S</meta:editing-duration>
    <meta:editing-cycles>2</meta:editing-cycles>
    <meta:generator>LibreOffice/5.4.6.2$Linux_X86_64 LibreOffice_project/40m0$Build-2</meta:generator>
    <meta:document-statistic meta:object-count="25"/>
  </office:meta>
</office:document-meta>
</file>